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57734" officeooo:paragraph-rsid="00157734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906fd" officeooo:paragraph-rsid="001906fd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a2199" officeooo:paragraph-rsid="001a2199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d369d" officeooo:paragraph-rsid="001d369d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1d704d" officeooo:paragraph-rsid="001d704d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d704d" officeooo:paragraph-rsid="001d704d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2033a" officeooo:paragraph-rsid="001d704d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157734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1906fd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1a2199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1d369d"/>
    </style:style>
    <style:style style:name="T1" style:family="text">
      <style:text-properties officeooo:rsid="00157734"/>
    </style:style>
    <style:style style:name="T2" style:family="text">
      <style:text-properties style:font-name="Arial" officeooo:rsid="00157734"/>
    </style:style>
    <style:style style:name="T3" style:family="text">
      <style:text-properties officeooo:rsid="00172e94"/>
    </style:style>
    <style:style style:name="T4" style:family="text">
      <style:text-properties officeooo:rsid="001906fd"/>
    </style:style>
    <style:style style:name="T5" style:family="text">
      <style:text-properties officeooo:rsid="001a2199"/>
    </style:style>
    <style:style style:name="T6" style:family="text">
      <style:text-properties officeooo:rsid="001bdfc5"/>
    </style:style>
    <style:style style:name="T7" style:family="text">
      <style:text-properties officeooo:rsid="001d36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Luciano Dos Santos Cardoso Junior // 18207299</text:p>
      <text:p text:style-name="P1"/>
      <text:p text:style-name="P1">1. Introdução</text:p>
      <text:p text:style-name="P1"/>
      <text:p text:style-name="P8"><text:span text:style-name="T1"><text:tab/></text:span>O desenvolvimento inicial ocorre dentro do ovo , e o jovem emergente escapa do ovo de várias maneiras . Durante o desenvolvimento pós - embrionário, a maioria dos insetos muda de forma , passando por uma metamorfose . Durante esse período . precisam passar por uma série de mudas para crescer , e cada estágio entre mudas é chamado de instar.</text:p>
      <text:p text:style-name="P8"><text:tab/>Metamorfose vem do grego metamorph<text:span text:style-name="T4">o</text:span>sis , formada pelos radicais meta - . " mudar "<text:span text:style-name="T1">+</text:span> sufixo - morfo , " forma " . Ou seja . Mudar de forma . </text:p>
      <text:p text:style-name="P8"><text:tab/>Nos insetos, a metamorfose está associada à evolução das asas , que estas restritas ao estágio reprodutivo . Os adultos, de fato, tornaram-se os estágios de reprodução e dispersão para aquelas espécies que voam .</text:p>
      <text:p text:style-name="P8"><text:tab/>Alguns poucos insetos passam por um desenvolvimento direto . Os jovens , ou juvenis. são semelhantes aos adultos , com exceção do tamanho e da maturação sexual <text:span text:style-name="T1">(</text:span>ametábolos<text:span text:style-name="T1">)</text:span> . </text:p>
      <text:p text:style-name="P8"><text:tab/>Alguns insetos passam por uma metamorfose nemimetá<text:span text:style-name="T1">b</text:span>ola . Os jovens são chamados de ninfas , e suas asas <text:span text:style-name="T1">desenvolvem-se</text:span> externamente como brotos nos estágios iniciais e aumentam de tamanho à medida que o animal cresce através de mudas sucessivas e torna - se um adulto alado.</text:p>
      <text:p text:style-name="P8"><text:tab/>Aproximadamente 88% dos insetos passam por uma metamorfose h<text:span text:style-name="T1">ol</text:span>ometá<text:span text:style-name="T1">b</text:span>oda , a qual separa os processos fisiológicos do crescimento <text:span text:style-name="T1">larva</text:span> daqueles de diferenciação ( pupa) e reprodução ( adulto ) . Os hormônios regulam a metamorfose nos insetos . </text:p>
      <text:p text:style-name="P8"/>
      <text:p text:style-name="P1">2. Desenvolvimento Pós-Embrionário</text:p>
      <text:p text:style-name="P1"/>
      <text:p text:style-name="P8"><text:span text:style-name="T1"><text:tab/></text:span>Este inicia - se com a eclosão da larva ou ninfa e termina com a emergência do adulto . Esse é o tempo durante o qual o inseto imaturo é <text:span text:style-name="T1">gradualmente transformado no </text:span>organismo <text:span text:style-name="T1">adulto. O crescimento do corpo de um animal é mais ou menos ciclico com periodos de </text:span>repouso alternados com períodos de atividade. Entretanto, em nenhum grupo isso é tão evidente como nos insetos, nos quais o desenvolvimento é descontínuo e caracterizado por Uma série de trocas de tegumento ( ecdise ). A ecdise é o principal mecanismo de crescimento, estando condicionada pelas propriedades da cutícula . Durante a ecdise ocorre a produção da nova cutícula e a perda da velha. Além do crescimento, a mudança de forma é outro propósito da ecdise . Tais mudanças na forma são conhecidas como metamorfose . Durante o desenvolvimento pós - embrionário , a forma geral do corpo em cada estágio pode diferir pouco em relação a estágios precedentes , exceto pelo aumento de tamanho, e assim o inseto pode atingir a maturidade sem sofrer metamorfose ( <text:span text:style-name="T3">a</text:span>me<text:span text:style-name="T3">nt</text:span>abólic<text:span text:style-name="T3">o</text:span>s ). A maioria dos insetos so<text:span text:style-name="T3">f</text:span>rem metamorfose ( metabólicos ), e as formas juvenis mudam de forma de maneira gradual ou drástica nos estágios finais de desenvolvimento, <text:span text:style-name="T3">quando se transformam em adultos. De acordo com o desenvolvimento pós-embrionario , surgem os seguintes tipos de metamorfose : ametabolia , hemimetabolia e holometabolia.</text:span></text:p>
      <text:p text:style-name="P8"/>
      <text:p text:style-name="P2">3.1 Ametabolia</text:p>
      <text:p text:style-name="P2"/>
      <text:p text:style-name="P9"><text:span text:style-name="T4"><text:tab/>É </text:span>assim denominada quando não existe metamorfose e as diferenças morfológicas do imaturo nos diversos instares praticamente sãs inexistentes e se limitam à diferença de tamanho . Muitas vezes o imaturo é denominado gêade, representa a fase de crescimento e é neste estágio que ocorrem as mudas que em alguns casos (traças) ocorrem durante toda a vida . Como exemplo de ameta<text:span text:style-name="T4">b</text:span>olía citamos a traça, cuja gêade, considerando - se <text:soft-page-break/>todos os instares , é semelhante ao adulto . só dele diferindo pelo tamanho e pelos órgãos reprodutores não totalmente desenvolvidos. </text:p>
      <text:p text:style-name="P9"/>
      <text:p text:style-name="P9"/>
      <text:p text:style-name="P9"/>
      <text:p text:style-name="P9"/>
      <text:p text:style-name="P2">3.2 Hemimetabolia</text:p>
      <text:p text:style-name="P2"/>
      <text:p text:style-name="P9"><text:span text:style-name="T4"><text:tab/></text:span>Neste tipo de metamorfose os vários instares diferem em geral muito pouco entre si e não apresentam um estágio imóvel ( pupa) . O imaturo é denominado ninfa . Representa a fase de crescimento do inseto h<text:span text:style-name="T4">e</text:span>mi<text:span text:style-name="T4">metabolo</text:span> e é neste estágio que ocorrem as mudas ou ecdises . Apresenta as seguintes características : as asas ( se houver) <text:span text:style-name="T4">desenvolvem-se</text:span> externamente e por isso o inseto é também denominado exopterigofo ; só possue olhos compostos quando estão presentes no adulto; ninfa e adulto geralmente vivem no mesmo hábitat . Ortóptero<text:span text:style-name="T4">s</text:span> . mant<text:span text:style-name="T4">ó</text:span>deos. fasmíd<text:span text:style-name="T4">e</text:span>os . são alguns exemplos de insetos <text:span text:style-name="T4">hemimetabolos. A hemimetabolia apresenta três tipos : paurometabolia , batmetabolia e hipometabolia.</text:span></text:p>
      <text:p text:style-name="P9"><text:tab/><text:tab/>Paurometaloolia : As ninfas vivem no mesmo hábitat dos adultos e são muito semelhantes aos adultos . Ocorre nas seguintes ordens : Orthoptera , Blattodea , Dermaptera , Mantodea , Thysanoptera . Hemíptero exceto Cicadidae ( cigarras ) . </text:p>
      <text:p text:style-name="P9"/>
      <text:p text:style-name="P9"><text:tab/><text:tab/>Ba<text:span text:style-name="T4">t</text:span>me<text:span text:style-name="T4">t</text:span>a<text:span text:style-name="T4">b</text:span>olia :As ninfas sãs aquáticas ( náiades) e os adultos sãs de hábitos terrestres . Ocorre nas ordens Odonata, Plecoptera e Ephemeroptera . </text:p>
      <text:p text:style-name="P9"/>
      <text:p text:style-name="P9"><text:tab/><text:tab/>Hipometaleolia :As ninfas são subterrâneas e os adultos vivem sobre plantas , como é o caso das cigarras ( Hemíptero , cicadidae ). </text:p>
      <text:p text:style-name="P9"/>
      <text:p text:style-name="P10"><text:span text:style-name="T5">3.3 </text:span>Holometa<text:span text:style-name="T5">bolia</text:span></text:p>
      <text:p text:style-name="P10"/>
      <text:p text:style-name="P10"><text:tab/> <text:span text:style-name="T5">É a metamorfose </text:span>em que a forma jovem difere totalmente do adulto , apresenta uma forma imóvel <text:span text:style-name="T5">(</text:span>pupa) e em geral vive num hábitat diferente do adulto . O imaturo do inseto <text:span text:style-name="T5">holometabolo</text:span> que compreende o período que vai da eclosão do ovo até a formação da pupa <text:span text:style-name="T5">é</text:span> denominad<text:span text:style-name="T5">a</text:span> larva , suas asas tem desenvolvimento interno e por isso o inseto que apresenta este tipo de metamorfose é também denominado endopterigoto. Nos lepidópter<text:span text:style-name="T5">os</text:span> a larva é em geral denominada lagarta . Coleópteros , nevrópteros, dípteros e hi<text:span text:style-name="T5">m</text:span>enópteros são alguns exemplos de insetos holomet<text:span text:style-name="T5">abolos</text:span> <text:span text:style-name="T5">en</text:span>dopterigotos. </text:p>
      <text:p text:style-name="P10"><text:tab/>Os vários está<text:span text:style-name="T5">g</text:span>ios ou instares da larva são em geral mais ou menos iguais, às vezes variando na cor , às vezes na disposição , número ou tamanho das c<text:span text:style-name="T5">e</text:span>rdas mas sempre aumentando de tamanho nos vários instares , pois representa a fase de crescimento dos insetos holomet<text:span text:style-name="T5">abolos</text:span>. As larvas não tem olhos compostos ; pernas torácicas às vezes são ausentes e no abdômen aparecem muitas vezes pernas , também denominadas larvópodos ou falsas pernas que desaparecem quando a larva se transforma em pupa . Esta não se alimenta ( com raríssimas exceções ) geralmente, é inativa e muitas vezes é recoberta por casulo , peito pela larva de última instar, antes de <text:span text:style-name="T5">empupar</text:span>. </text:p>
      <text:p text:style-name="P10"/>
      <text:p text:style-name="P3">4. Tipos de larvas</text:p>
      <text:p text:style-name="P3"/>
      <text:p text:style-name="P10"><text:span text:style-name="T5"><text:tab/></text:span>vermiforme : larva ápoda ( sem pernas torácicas e abdominais ) , em que muitas vezes a cabeça não é diferenciada . Geralmente são afiladas e branco-leitosas. Ex . : larvas de moscas. </text:p>
      <text:p text:style-name="P10"/>
      <text:p text:style-name="P10"><text:soft-page-break/><text:tab/>Eru<text:span text:style-name="T6">c</text:span>i<text:span text:style-name="T6">f</text:span>orme: larva característica dos lepidópitoros ( borboletas e mariposas ) normalmente denominada de lagarta . Apresenta três pares de pernas torácicas ( um em cada segmento do tórax ) e cinco pares de pernas abdominais , Pode ter o corpo revestido por pêlos urticantes ( taturanas ), ou, às vezes , com expansões laterais típicas como na lagarta aranha . Além de lepidop<text:span text:style-name="T6">t</text:span>eros as larvas de alguns himenópteros possuem pernas abdominais . mas nestas as pernas sãs em número variável ( comumente oito pares) e não possuem colchetes. </text:p>
      <text:p text:style-name="P10"/>
      <text:p text:style-name="P10"><text:tab/><text:span text:style-name="T6">L</text:span>ima<text:span text:style-name="T6">c</text:span>i<text:span text:style-name="T6">f</text:span>ormes : larva semelhante a certas lesmas achatadas. ápoda . </text:p>
      <text:p text:style-name="P10"/>
      <text:p text:style-name="P10"><text:tab/>Carabiforme: larva alongada com três pares de pernas torácicas curtas , como as dos besouros da família Caralbidae. Habita o solo e é predadora . </text:p>
      <text:p text:style-name="P10"/>
      <text:p text:style-name="P10"><text:tab/>Escarabei<text:span text:style-name="T6">f</text:span>orme: larva recurvado em forma de um " C " , com três longos pares de pernas torácicas, branco-leitosa, com muitas dobras no tegumento , subterrânea e às vezes chamada de pão -de-galinha . </text:p>
      <text:p text:style-name="P10"/>
      <text:p text:style-name="P10"><text:tab/><text:span text:style-name="T6">C</text:span>ampode<text:span text:style-name="T6">i</text:span>forme: larva com três pares de pernas torácicas alongadas . Ágil . predadora , como as das joaninhas ( coleoptera. Coccinellidae) . </text:p>
      <text:p text:style-name="P10"/>
      <text:p text:style-name="P10"><text:tab/><text:span text:style-name="T6">E</text:span>lateri<text:span text:style-name="T6">f</text:span>orme : larva alongada, achatada , com o corpo bastante q<text:span text:style-name="T7">u</text:span>itini<text:span text:style-name="T7">z</text:span>ado , com três pares de pernas torácicas curtas . É encontrada nos coleópteros da família Elateridae habita o solo , sendo algumas vezes chamada de larva - arame . </text:p>
      <text:p text:style-name="P10"/>
      <text:p text:style-name="P11"><text:tab/>Bupresti<text:span text:style-name="T7">f</text:span>orme: larva ápoda , com cabeça pequena . segmentos torácicos alargados, destacando a parte anterior do corpo . Típica dos besouros da família Buprestidae .</text:p>
      <text:p text:style-name="P11"><text:tab/></text:p>
      <text:p text:style-name="P11"><text:tab/> Cerambici<text:span text:style-name="T7">f</text:span>orme: larva semelhante à buprestiporme . porém com a segmentação mais nítida e a parte anterior do corpo pouco destacada . Encontrada nos besouros da família Cerambycidae ( serra-pau) . </text:p>
      <text:p text:style-name="P11"/>
      <text:p text:style-name="P4">5. Tipo de Pupa</text:p>
      <text:p text:style-name="P4"/>
      <text:p text:style-name="P11"><text:span text:style-name="T7"><text:tab/></text:span>Livre ou exarada : pupa com apêndices ( por exemplo, antenas . pernas ) visíveis e afastadas do corpo. sendo encontrada nos besouros , abelhas , formigas, vespas , etc. </text:p>
      <text:p text:style-name="P11"/>
      <text:p text:style-name="P11"><text:tab/>Obtecta : pupa com os apêndices intimamente aderidos ao corpo , ou seja , a visualização das antenas e pernas é mais difícil . É típica dos lepidóptera e quando brilhante ( prateada ou dourada ) recebe o nome de crisálida . A pupa <text:span text:style-name="T7">obt</text:span>ecta pode não ser envolvida por nenhuma proteção , sendo denominada pupa nua , ou pode ser envolvida por <text:span text:style-name="T7">uma proteção que quando feita por fio de seda.</text:span></text:p>
      <text:p text:style-name="P11"/>
      <text:p text:style-name="P11"><text:tab/>coar<text:span text:style-name="T7">c</text:span>tada: pupa envolvida pela exúvia do último instar larval , portanto nenhum apêndice do futuro inseto é visível . É típica dos dípteros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>Referencias</text:p>
      <text:p text:style-name="P6"/>
      <text:p text:style-name="P7">Entomologia didática, Buzzi // UFPR</text:p>
      <text:p text:style-name="P7">Entomologia Agrícola, Gallo // FEALQ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6:26:17.017000000</meta:creation-date>
    <dc:date>2020-10-13T17:17:41.794000000</dc:date>
    <meta:editing-duration>PT18M36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4" meta:paragraph-count="38" meta:word-count="1433" meta:character-count="8617" meta:non-whitespace-character-count="7170"/>
  </office:meta>
</office:document-meta>
</file>